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3.834cm" fo:min-width="16.77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22cm" fo:min-width="1.9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0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2.6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28cm" fo:min-width="1.6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2.6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2.4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035cm" svg:height="10.916cm" svg:x="1.762cm" svg:y="3.835cm">
          <draw:text-box>
            <text:p>1. Користувач, зайшовши на сторінку магазину може виконати наступні дії:</text:p>
            <text:p><text:s text:c="4"/>- здійснити пошук товарів і послуг за ключовими словами </text:p>
            <text:p><text:s text:c="4"/>- перглянути відгуки і оцінки товарів за інтересом</text:p>
            <text:p><text:s text:c="4"/>- додати товар до кошика</text:p>
            <text:p><text:s text:c="4"/>- оплатити покупку або послугу онлайн, увівши дані свого банківського рахунку</text:p>
            <text:p>2. Користувач може пройти реєстрацію на сайті, що дає йому можливість:</text:p>
            <text:p><text:s text:c="4"/>- залишати відгуки і оцінювати товар</text:p>
            <text:p><text:s text:c="4"/>- здійснювати покупки без повторнного введення банківських даних</text:p>
            <text:p>3. Адміністратор сайту може:</text:p>
            <text:p><text:s text:c="4"/>- додавати і виключати товар (а також змінювати ціну)</text:p>
            <text:p><text:s text:c="4"/>- додавати і виключати послуг</text:p>
            <text:p><text:s text:c="4"/>- слідкувати за товарообігом магазину</text:p>
            <text:p>4. Адміністратор має доступ до бази даних зареєстрованих користувачів, що дає <text:s text:c="4"/>йому можливість слідкувати за їх покупками</text:p>
            <text:p/>
          </draw:text-box>
        </draw:frame>
        <draw:custom-shape draw:style-name="gr2" draw:text-style-name="P2" draw:layer="layout" svg:width="17.272cm" svg:height="4.084cm" svg:x="4.652cm" svg:y="15.284cm">
          <text:p text:style-name="P2">WebPag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3cm" svg:height="4.072cm" svg:x="1.599cm" svg:y="15.304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2.286cm" svg:x="5.287cm" svg:y="16.392cm">
          <text:p text:style-name="P2">Stoc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2.286cm" svg:x="8.508cm" svg:y="16.392cm">
          <text:p text:style-name="P2">Service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32cm" svg:height="2.178cm" svg:x="12.169cm" svg:y="16.381cm">
          <text:p text:style-name="P2">Car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2.159cm" svg:x="14.812cm" svg:y="16.4cm">
          <text:p text:style-name="P2">Paym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3cm" svg:height="4.072cm" svg:x="25.475cm" svg:y="15.304cm">
          <text:p text:style-name="P2">Ban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3cm" svg:height="4.072cm" svg:x="22.454cm" svg:y="15.304cm">
          <text:p text:style-name="P2">Admi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21cm" svg:height="2.159cm" svg:x="18.368cm" svg:y="16.4cm">
          <text:p text:style-name="P2">Users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6.035cm" svg:height="7.361cm" svg:x="1.888cm" svg:y="20.138cm">
          <draw:text-box>
            <text:p>WebPage – клас сторінки мгазину </text:p>
            <text:p>User – клас користувача</text:p>
            <text:p>Admin – клас адміністратора сайту</text:p>
            <text:p>Stock – клас контейнер товарів (Article) магазину, </text:p>
            <text:p>Services – клас контейнер послуг (Service) магазину</text:p>
            <text:p>Cart – клас контейнер кошика покупок </text:p>
            <text:p>Payment – клас системи оплати</text:p>
            <text:p>Users – клас контейнер бази даних зареєстрованих користувачів</text:p>
            <text:p>Bank – клас контейнер банківських акаунтів (Account)</text:p>
            <text:p/>
          </draw:text-box>
        </draw:frame>
        <draw:frame draw:style-name="gr10" draw:text-style-name="P4" draw:layer="layout" svg:width="10.922cm" svg:height="1.397cm" svg:x="9.739cm" svg:y="1.635cm">
          <draw:text-box>
            <text:p text:style-name="P3"><text:span text:style-name="T1">Pet’s Food’n’Supplies web page</text:span></text:p>
          </draw:text-box>
        </draw:frame>
        <draw:frame draw:style-name="gr11" draw:text-style-name="P6" draw:layer="layout" svg:width="8.128cm" svg:height="1.673cm" svg:x="1.889cm" svg:y="2.751cm">
          <draw:text-box>
            <text:p text:style-name="P5">Описання функціоналу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6:28:51.821197146</meta:creation-date>
    <dc:date>2020-09-10T17:27:30.338091457</dc:date>
    <meta:editing-duration>PT6M16S</meta:editing-duration>
    <meta:editing-cycles>1</meta:editing-cycles>
    <meta:document-statistic meta:object-count="13"/>
    <meta:generator>LibreOffice/6.4.4.2$Linux_X86_64 LibreOffice_project/40$Build-2</meta:generator>
  </office:meta>
</office:document-meta>
</file>